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mageAdapter.getTransparen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ageAdapter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ageAdapt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ageAdapter.getEffectiveICC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ageAdapter.setup( PDFDocument do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ImageAdapter.populateXObjectDictionary( PDFDictionary d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ImageAdapter.is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ageAdapter.setupColorProfile( PDFDocument doc , ICC_Profile prof , PDFDeviceColorSpace pdfC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ImageAdapter.getSoftMask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ageAdapter.toPDFColorSpace( ColorSpace c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ImageAdapter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ageAdapter.getImageCol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ageAdapter.getICC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ageAdapter.AbstractImageAdapter( Image image ,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ImageAdapter.getM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ageAdapter.isTrans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ageAdapter.isInve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ageAdapter.getSoftM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